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33cm" svg:height="8.512cm" svg:x="0.2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56:00.363096865</dc:date>
    <meta:editing-duration>PT4M56S</meta:editing-duration>
    <meta:editing-cycles>21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4cm" svg:height="8.513cm" xlink:href="." xlink:type="simple" chart:class="chart:scatter" chart:style-name="ch1">
        <chart:plot-area chart:style-name="ch2" chart:data-source-has-labels="both" svg:x="0.302cm" svg:y="0.17cm" svg:width="14.53cm" svg:height="8.173cm">
          <chartooo:coordinate-region svg:x="0.844cm" svg:y="0.369cm" svg:width="13.894cm" svg:height="7.7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0627905195293132">
                <text:p>0.0627905195293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.06161699786838E-016">
                <text:p>-3.06161699786838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627905195293127">
                <text:p>0.0627905195293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